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office:automatic-styles>
  <office:body>
    <office:text>
      <text:h text:style-name="Heading_20_2" text:outline-level="2">Separación diferenciada y técnicas domésticas de reciclaje</text:h>
      <text:h text:style-name="Heading_20_3" text:outline-level="3">Entrevista a vecinos: Hoy Lina Raimondi, de Bº Urca</text:h>
      <text:p text:style-name="First_20_paragraph">Buscamos visibilizar acciones positivas de vecinos. Va más allá del reclamo social o estatal. Lina Raimondi nos cuenta algunas acciones y comunicaciones de su barrio.</text:p>
      <text:h text:style-name="Heading_20_6" text:outline-level="6">¿Cómo empezaste con reciclaje? ¿Cómo pasaste de escala doméstica a barrial?</text:h>
      <text:p text:style-name="First_20_paragraph">Hace 10 años hacemos separación de residuos en casa. En mi barrio existe la recolección diferencial pero funciona deficientemente. Por eso desde hace un tiempo llevo todo lo que puede reciclarse al centro verde que está ubicado en Bulevar Los Alemanes. En el caso del papel lo llevo al Hospital Infantil cuando hay colectas.<text:line-break/>Yo no me encargo de la recolección en el barrio. Sin embargo a través de los grupos sociales que tenemos con los vecinos realizo sugerencias para que la basura que puede ser reciclada termine en centros verdes y no en rellenos sanitarios. En algunos casos hay ciertos residuos que se los doy a una amiga que es maestra jardinera y los emplea en actividades recreativas en su jardín.<text:line-break/>En casa también reutilizo tarros de conservas o potes de yogur o helado para hacer plantines de diferentes árboles. Desde hace varios años que tengo como hobby hacer árboles de semillas que después planto en algunas plazas del barrio o en el campo.</text:p>
      <text:h text:style-name="Heading_20_6" text:outline-level="6">De lo que plantás en plazas, ¿perduran? ¿Vecinos dañan, ignoran o colaboran?</text:h>
      <text:p text:style-name="First_20_paragraph">Son dos plazas cerca de casa. Así que yo me encargo de regarlos sobretodo en diciembre, enero y febrero que son los meses más calurosos. También algunos vecinos me ayudan.<text:line-break/>También planté en otra plaza que queda más lejos pero de 7 árboles sólo quedaron 2. Por eso es que es muy importante el compromiso de los vecinos que viven cerca de la plaza para el mantenimiento de los árboles que recién son plantados.</text:p>
      <text:h text:style-name="Heading_20_6" text:outline-level="6">Me imagino que las plantaciones son con más ímpetu que permiso legal...</text:h>
      <text:p text:style-name="First_20_paragraph">Sí, tal cual, sin mucho permiso. No creo que me vayan a llevar presa.</text:p>
      <text:h text:style-name="Heading_20_6" text:outline-level="6">¿Tu familia te ayuda? ¿Juntan más gente vía redes sociales tal vez, verdad?</text:h>
      <text:p text:style-name="First_20_paragraph">Nunca lo hicimos convocando por redes. Siempre por medio de amigos y familia.</text:p>
      <text:h text:style-name="Heading_20_6" text:outline-level="6">¿Otra cosa importante que quieras mencionar?</text:h>
      <text:p text:style-name="First_20_paragraph">Sí, además de reciclar y reutilizar... creo que se debería hacer hincapié en reducir. Es importante cambiar los hábitos de consumo y las empresas deben asumir más responsabilidad para cuidar el medio ambiente. Muchas veces se emplea mucho empaquetamiento (packaging) simplemente para que el producto sea más vistoso.</text:p>
      <text:p text:style-name="Horizontal_20_Line"/>
      <text:p text:style-name="First_20_paragraph">Acá hay una red de responsabilidad ciudadana. Acciones que no se publicitan regularmente pero donde está el trabajo de hormiga de años de dedicación. La basura de la ciudad está colapsada, ¿vos qué hacés lector?</text:p>
      <text:h text:style-name="Heading_20_5" text:outline-level="5">Por <text:a xlink:type="simple" xlink:href="https://twitter.com/venhamon" office:name=""><text:span text:style-name="Definition">Benjamín Juárez</text:span></text:a> para <text:a xlink:type="simple" xlink:href="http://www.greendrinkscba.org/" office:name=""><text:span text:style-name="Definition">Green Drinks Córdoba</text:span></text:a></text:h>
      <text:p text:style-name="First_20_paragraph">* Referencia anexa: <text:span text:style-name="T1">Diario La Voz</text:span> 11 de Junio de 2017 | <text:a xlink:type="simple" xlink:href="http://www.lavoz.com.ar/ciudadanos/adonde-llevar-residuos-reciclables" office:name=""><text:span text:style-name="Definition">Adónde llevar residuos reciclabl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